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08mm"/>
    </style:style>
    <style:style style:name="co2" style:family="table-column">
      <style:table-column-properties fo:break-before="auto" style:column-width="25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-0.39mm" svg:y="18.76mm">
            <draw:object draw:notify-on-update-of-ranges="Tabelle1.A1:Tabelle1.A4 Tabelle1.B1:Tabelle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Einzelunternehmen</text:p>
          </table:table-cell>
          <table:table-cell office:value-type="float" office:value="2146043" calcext:value-type="float">
            <text:p>2.146.043,00</text:p>
          </table:table-cell>
        </table:table-row>
        <table:table-row table:style-name="ro1">
          <table:table-cell office:value-type="string" calcext:value-type="string">
            <text:p>Personengesellschaften</text:p>
          </table:table-cell>
          <table:table-cell office:value-type="float" office:value="395415" calcext:value-type="float">
            <text:p>395.415,00</text:p>
          </table:table-cell>
        </table:table-row>
        <table:table-row table:style-name="ro1">
          <table:table-cell office:value-type="string" calcext:value-type="string">
            <text:p>Kapitalgesellschaften</text:p>
          </table:table-cell>
          <table:table-cell office:value-type="float" office:value="736279" calcext:value-type="float">
            <text:p>736.279,00</text:p>
          </table:table-cell>
        </table:table-row>
        <table:table-row table:style-name="ro1">
          <table:table-cell office:value-type="string" calcext:value-type="string">
            <text:p>Sonstige Rechtsformen</text:p>
          </table:table-cell>
          <table:table-cell office:value-type="float" office:value="205954" calcext:value-type="float">
            <text:p>205.954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0:37:37.001000000</meta:creation-date>
    <dc:date>2021-02-01T11:07:13.123000000</dc:date>
    <meta:editing-duration>PT11M27S</meta:editing-duration>
    <meta:editing-cycles>1</meta:editing-cycles>
    <meta:document-statistic meta:table-count="1" meta:cell-count="8" meta:object-count="1"/>
    <meta:generator>LibreOffice/6.2.2.2$Windows_X86_64 LibreOffice_project/2b840030fec2aae0fd2658d8d4f9548af4e3518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 chart:pie-offset="50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567cm" svg:y="3.454cm" style:legend-expansion="high" chart:style-name="ch2"/>
        <chart:plot-area chart:style-name="ch3" table:cell-range-address="Tabelle1.A1:Tabelle1.B4" chart:data-source-has-labels="column" svg:x="0.208cm" svg:y="2.021cm" svg:width="10.923cm" svg:height="6.55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208cm" svg:y="2.021cm" svg:width="10.924cm" svg:height="6.554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Tabelle1.A1:Tabelle1.A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abelle1.B1:Tabelle1.B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Einzelunternehmen</text:p>
                <draw:g>
                  <svg:desc>Tabelle1.A1:Tabelle1.A4</svg:desc>
                </draw:g>
              </table:table-cell>
              <table:table-cell office:value-type="float" office:value="2146043">
                <text:p>2146043</text:p>
                <draw:g>
                  <svg:desc>Tabelle1.B1:Tabelle1.B4</svg:desc>
                </draw:g>
              </table:table-cell>
            </table:table-row>
            <table:table-row>
              <table:table-cell office:value-type="string">
                <text:p>Personengesellschaften</text:p>
              </table:table-cell>
              <table:table-cell office:value-type="float" office:value="395415">
                <text:p>395415</text:p>
              </table:table-cell>
            </table:table-row>
            <table:table-row>
              <table:table-cell office:value-type="string">
                <text:p>Kapitalgesellschaften</text:p>
              </table:table-cell>
              <table:table-cell office:value-type="float" office:value="736279">
                <text:p>736279</text:p>
              </table:table-cell>
            </table:table-row>
            <table:table-row>
              <table:table-cell office:value-type="string">
                <text:p>Sonstige Rechtsformen</text:p>
              </table:table-cell>
              <table:table-cell office:value-type="float" office:value="205954">
                <text:p>205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